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8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20.64mm"/>
    </style:style>
    <style:style style:name="co4" style:family="table-column">
      <style:table-column-properties fo:break-before="auto" style:column-width="19.31mm"/>
    </style:style>
    <style:style style:name="co5" style:family="table-column">
      <style:table-column-properties fo:break-before="auto" style:column-width="21.5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.25mm"/>
    </style:style>
    <style:style style:name="co8" style:family="table-column">
      <style:table-column-properties fo:break-before="auto" style:column-width="35.15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67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88mm" fo:break-before="auto" style:use-optimal-row-height="false"/>
    </style:style>
    <style:style style:name="ro6" style:family="table-row">
      <style:table-row-properties style:row-height="6.07mm" fo:break-before="auto" style:use-optimal-row-height="false"/>
    </style:style>
    <style:style style:name="ro7" style:family="table-row">
      <style:table-row-properties style:row-height="9.1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rotation-angle="9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MSE_PART_I_I_I" table:style-name="ta1">
        <table:shapes>
          <draw:frame draw:z-index="0" draw:style-name="gr1" draw:text-style-name="P1" svg:width="289.22mm" svg:height="167.61mm" svg:x="297.73mm" svg:y="43.72mm">
            <draw:object draw:notify-on-update-of-ranges="MSE_PART_I_I_I.C5:MSE_PART_I_I_I.C5 MSE_PART_I_I_I.M4:MSE_PART_I_I_I.M4 MSE_PART_I_I_I.C5:MSE_PART_I_I_I.C5 MSE_PART_I_I_I.M5:MSE_PART_I_I_I.M5 MSE_PART_I_I_I.C5:MSE_PART_I_I_I.C5 MSE_PART_I_I_I.M6:MSE_PART_I_I_I.M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7" table:default-cell-style-name="ce7"/>
        <table:table-column table:style-name="co6" table:default-cell-style-name="ce7"/>
        <table:table-column table:style-name="co6" table:default-cell-style-name="Default"/>
        <table:table-column table:style-name="co8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style-name="ce8" office:value-type="string" calcext:value-type="string" table:number-columns-spanned="5" table:number-rows-spanned="1">
            <text:p>MSE at ith training (order of 10e6)</text:p>
          </table:table-cell>
          <table:covered-table-cell table:number-columns-repeated="4"/>
          <table:table-cell table:number-columns-spanned="1" table:number-rows-spanned="3"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spanned="1" table:number-rows-spanned="2"/>
          <table:table-cell table:style-name="ce5" office:value-type="string" calcext:value-type="string" table:number-columns-spanned="1" table:number-rows-spanned="2">
            <text:p># hidden neurons</text:p>
          </table:table-cell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9" office:value-type="float" office:value="2" calcext:value-type="float" table:number-columns-spanned="1" table:number-rows-spanned="2">
            <text:p>2</text:p>
          </table:table-cell>
          <table:table-cell table:style-name="ce9" office:value-type="float" office:value="3" calcext:value-type="float" table:number-columns-spanned="1" table:number-rows-spanned="2">
            <text:p>3</text:p>
          </table:table-cell>
          <table:table-cell table:style-name="ce9" office:value-type="float" office:value="4" calcext:value-type="float" table:number-columns-spanned="1" table:number-rows-spanned="2">
            <text:p>4</text:p>
          </table:table-cell>
          <table:table-cell table:style-name="ce9" office:value-type="float" office:value="5" calcext:value-type="float" table:number-columns-spanned="1" table:number-rows-spanned="2">
            <text:p>5</text:p>
          </table:table-cell>
          <table:covered-table-cell table:style-name="ce9"/>
          <table:table-cell table:style-name="ce10" office:value-type="string" calcext:value-type="string" table:number-columns-spanned="1" table:number-rows-spanned="2">
            <text:p>mean MSE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covered-table-cell/>
          <table:covered-table-cell table:style-name="ce6"/>
          <table:covered-table-cell table:number-columns-repeated="7" table:style-name="ce9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8"/>
          <table:table-cell/>
          <table:table-cell office:value-type="string" calcext:value-type="string">
            <text:p>10 hidden neurons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1" table:number-rows-spanned="28">
            <text:p>best subset of features</text:p>
          </table:table-cell>
          <table:table-cell table:style-name="ce3" office:value-type="string" calcext:value-type="string" table:number-columns-spanned="1" table:number-rows-spanned="3">
            <text:p>temp</text:p>
          </table:table-cell>
          <table:table-cell office:value-type="float" office:value="10" calcext:value-type="float">
            <text:p>10</text:p>
          </table:table-cell>
          <table:table-cell office:value-type="float" office:value="1.996" calcext:value-type="float">
            <text:p>1,996</text:p>
          </table:table-cell>
          <table:table-cell office:value-type="float" office:value="1.9792" calcext:value-type="float">
            <text:p>1,9792</text:p>
          </table:table-cell>
          <table:table-cell office:value-type="float" office:value="2.0019" calcext:value-type="float">
            <text:p>2,0019</text:p>
          </table:table-cell>
          <table:table-cell office:value-type="float" office:value="1.9747" calcext:value-type="float">
            <text:p>1,9747</text:p>
          </table:table-cell>
          <table:table-cell office:value-type="float" office:value="2.2061" calcext:value-type="float">
            <text:p>2,2061</text:p>
          </table:table-cell>
          <table:table-cell/>
          <table:table-cell table:formula="of:=AVERAGE([.E5:.I5])" office:value-type="float" office:value="2.03158" calcext:value-type="float">
            <text:p>2,03158</text:p>
          </table:table-cell>
          <table:table-cell/>
          <table:table-cell office:value-type="string" calcext:value-type="string">
            <text:p>20 hidden neurons</text:p>
          </table:table-cell>
        </table:table-row>
        <table:table-row table:style-name="ro2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1.9713" calcext:value-type="float">
            <text:p>1,9713</text:p>
          </table:table-cell>
          <table:table-cell office:value-type="float" office:value="1.9683" calcext:value-type="float">
            <text:p>1,9683</text:p>
          </table:table-cell>
          <table:table-cell office:value-type="float" office:value="2.1542" calcext:value-type="float">
            <text:p>2,1542</text:p>
          </table:table-cell>
          <table:table-cell office:value-type="float" office:value="1.9889" calcext:value-type="float">
            <text:p>1,9889</text:p>
          </table:table-cell>
          <table:table-cell office:value-type="float" office:value="1.9827" calcext:value-type="float">
            <text:p>1,9827</text:p>
          </table:table-cell>
          <table:table-cell/>
          <table:table-cell table:formula="of:=AVERAGE([.E6:.I6])" office:value-type="float" office:value="2.01308" calcext:value-type="float">
            <text:p>2,01308</text:p>
          </table:table-cell>
          <table:table-cell/>
          <table:table-cell office:value-type="string" calcext:value-type="string">
            <text:p>50 hidden neurons</text:p>
          </table:table-cell>
        </table:table-row>
        <table:table-row table:style-name="ro2">
          <table:table-cell/>
          <table:covered-table-cell table:number-columns-repeated="2"/>
          <table:table-cell office:value-type="float" office:value="50" calcext:value-type="float">
            <text:p>50</text:p>
          </table:table-cell>
          <table:table-cell office:value-type="float" office:value="1.9789" calcext:value-type="float">
            <text:p>1,9789</text:p>
          </table:table-cell>
          <table:table-cell office:value-type="float" office:value="1.99" calcext:value-type="float">
            <text:p>1,99</text:p>
          </table:table-cell>
          <table:table-cell office:value-type="float" office:value="2.5017" calcext:value-type="float">
            <text:p>2,5017</text:p>
          </table:table-cell>
          <table:table-cell office:value-type="float" office:value="1.9693" calcext:value-type="float">
            <text:p>1,9693</text:p>
          </table:table-cell>
          <table:table-cell office:value-type="float" office:value="1.895" calcext:value-type="float">
            <text:p>1,895</text:p>
          </table:table-cell>
          <table:table-cell/>
          <table:table-cell table:formula="of:=AVERAGE([.E7:.I7])" office:value-type="float" office:value="2.06698" calcext:value-type="float">
            <text:p>2,06698</text:p>
          </table:table-cell>
          <table:table-cell table:number-columns-repeated="2"/>
        </table:table-row>
        <table:table-row table:style-name="ro2">
          <table:table-cell/>
          <table:covered-table-cell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2">
          <table:table-cell/>
          <table:covered-table-cell/>
          <table:table-cell table:style-name="ce3" office:value-type="string" calcext:value-type="string" table:number-columns-spanned="1" table:number-rows-spanned="4">
            <text:p>temp hum</text:p>
          </table:table-cell>
          <table:table-cell office:value-type="float" office:value="10" calcext:value-type="float">
            <text:p>10</text:p>
          </table:table-cell>
          <table:table-cell office:value-type="float" office:value="1.603216" calcext:value-type="float">
            <text:p>1,603216</text:p>
          </table:table-cell>
          <table:table-cell office:value-type="float" office:value="1.57446" calcext:value-type="float">
            <text:p>1,57446</text:p>
          </table:table-cell>
          <table:table-cell office:value-type="float" office:value="1.562765" calcext:value-type="float">
            <text:p>1,562765</text:p>
          </table:table-cell>
          <table:table-cell office:value-type="float" office:value="1.606654" calcext:value-type="float">
            <text:p>1,606654</text:p>
          </table:table-cell>
          <table:table-cell office:value-type="float" office:value="1.597265" calcext:value-type="float">
            <text:p>1,597265</text:p>
          </table:table-cell>
          <table:table-cell/>
          <table:table-cell table:formula="of:=AVERAGE([.E9:.I9])" office:value-type="float" office:value="1.588872" calcext:value-type="float">
            <text:p>1,588872</text:p>
          </table:table-cell>
          <table:table-cell table:number-columns-repeated="2"/>
        </table:table-row>
        <table:table-row table:style-name="ro2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1.6497" calcext:value-type="float">
            <text:p>1,6497</text:p>
          </table:table-cell>
          <table:table-cell office:value-type="float" office:value="1.6144" calcext:value-type="float">
            <text:p>1,6144</text:p>
          </table:table-cell>
          <table:table-cell office:value-type="float" office:value="1.5761" calcext:value-type="float">
            <text:p>1,5761</text:p>
          </table:table-cell>
          <table:table-cell office:value-type="float" office:value="1.5371" calcext:value-type="float">
            <text:p>1,5371</text:p>
          </table:table-cell>
          <table:table-cell office:value-type="float" office:value="1.5824" calcext:value-type="float">
            <text:p>1,5824</text:p>
          </table:table-cell>
          <table:table-cell/>
          <table:table-cell table:formula="of:=AVERAGE([.E10:.I10])" office:value-type="float" office:value="1.59194" calcext:value-type="float">
            <text:p>1,59194</text:p>
          </table:table-cell>
          <table:table-cell table:number-columns-repeated="2"/>
        </table:table-row>
        <table:table-row table:style-name="ro2">
          <table:table-cell/>
          <table:covered-table-cell table:number-columns-repeated="2"/>
          <table:table-cell office:value-type="float" office:value="50" calcext:value-type="float">
            <text:p>50</text:p>
          </table:table-cell>
          <table:table-cell office:value-type="float" office:value="3.2492" calcext:value-type="float">
            <text:p>3,2492</text:p>
          </table:table-cell>
          <table:table-cell office:value-type="float" office:value="1.731" calcext:value-type="float">
            <text:p>1,731</text:p>
          </table:table-cell>
          <table:table-cell office:value-type="float" office:value="1.66" calcext:value-type="float">
            <text:p>1,66</text:p>
          </table:table-cell>
          <table:table-cell office:value-type="float" office:value="1.6044" calcext:value-type="float">
            <text:p>1,6044</text:p>
          </table:table-cell>
          <table:table-cell office:value-type="float" office:value="1.7223" calcext:value-type="float">
            <text:p>1,7223</text:p>
          </table:table-cell>
          <table:table-cell/>
          <table:table-cell table:formula="of:=AVERAGE([.E11:.I11])" office:value-type="float" office:value="1.99338" calcext:value-type="float">
            <text:p>1,99338</text:p>
          </table:table-cell>
          <table:table-cell table:number-columns-repeated="2"/>
        </table:table-row>
        <table:table-row table:style-name="ro2">
          <table:table-cell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/>
          <table:table-cell/>
          <table:table-cell table:style-name="Default" table:number-columns-repeated="7"/>
          <table:table-cell table:number-columns-repeated="3"/>
        </table:table-row>
        <table:table-row table:style-name="ro2">
          <table:table-cell/>
          <table:covered-table-cell/>
          <table:table-cell table:style-name="ce4" office:value-type="string" calcext:value-type="string" table:number-columns-spanned="1" table:number-rows-spanned="3">
            <text:p>temp hum season</text:p>
          </table:table-cell>
          <table:table-cell office:value-type="float" office:value="10" calcext:value-type="float">
            <text:p>10</text:p>
          </table:table-cell>
          <table:table-cell office:value-type="float" office:value="1.371341" calcext:value-type="float">
            <text:p>1,371341</text:p>
          </table:table-cell>
          <table:table-cell office:value-type="float" office:value="1.33033" calcext:value-type="float">
            <text:p>1,33033</text:p>
          </table:table-cell>
          <table:table-cell office:value-type="float" office:value="1.403751" calcext:value-type="float">
            <text:p>1,403751</text:p>
          </table:table-cell>
          <table:table-cell office:value-type="float" office:value="1.421" calcext:value-type="float">
            <text:p>1,421</text:p>
          </table:table-cell>
          <table:table-cell office:value-type="float" office:value="1.36664" calcext:value-type="float">
            <text:p>1,36664</text:p>
          </table:table-cell>
          <table:table-cell/>
          <table:table-cell table:formula="of:=AVERAGE([.E14:.I14])" office:value-type="float" office:value="1.3786124" calcext:value-type="float">
            <text:p>1,3786124</text:p>
          </table:table-cell>
          <table:table-cell table:number-columns-repeated="2"/>
        </table:table-row>
        <table:table-row table:style-name="ro2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361" calcext:value-type="float">
            <text:p>1,3361</text:p>
          </table:table-cell>
          <table:table-cell office:value-type="float" office:value="1.352" calcext:value-type="float">
            <text:p>1,352</text:p>
          </table:table-cell>
          <table:table-cell office:value-type="float" office:value="1.2931" calcext:value-type="float">
            <text:p>1,2931</text:p>
          </table:table-cell>
          <table:table-cell office:value-type="float" office:value="1.3643" calcext:value-type="float">
            <text:p>1,3643</text:p>
          </table:table-cell>
          <table:table-cell office:value-type="float" office:value="1.3315" calcext:value-type="float">
            <text:p>1,3315</text:p>
          </table:table-cell>
          <table:table-cell/>
          <table:table-cell table:formula="of:=AVERAGE([.E15:.I15])" office:value-type="float" office:value="1.3354" calcext:value-type="float">
            <text:p>1,3354</text:p>
          </table:table-cell>
          <table:table-cell table:number-columns-repeated="2"/>
        </table:table-row>
        <table:table-row table:style-name="ro2">
          <table:table-cell/>
          <table:covered-table-cell table:number-columns-repeated="2"/>
          <table:table-cell office:value-type="float" office:value="50" calcext:value-type="float">
            <text:p>50</text:p>
          </table:table-cell>
          <table:table-cell office:value-type="float" office:value="1.2921" calcext:value-type="float">
            <text:p>1,2921</text:p>
          </table:table-cell>
          <table:table-cell office:value-type="float" office:value="1.2734" calcext:value-type="float">
            <text:p>1,2734</text:p>
          </table:table-cell>
          <table:table-cell office:value-type="float" office:value="1.3423" calcext:value-type="float">
            <text:p>1,3423</text:p>
          </table:table-cell>
          <table:table-cell office:value-type="float" office:value="1.2537" calcext:value-type="float">
            <text:p>1,2537</text:p>
          </table:table-cell>
          <table:table-cell office:value-type="float" office:value="1.2744" calcext:value-type="float">
            <text:p>1,2744</text:p>
          </table:table-cell>
          <table:table-cell/>
          <table:table-cell table:formula="of:=AVERAGE([.E16:.I16])" office:value-type="float" office:value="1.28718" calcext:value-type="float">
            <text:p>1,28718</text:p>
          </table:table-cell>
          <table:table-cell table:number-columns-repeated="2"/>
        </table:table-row>
        <table:table-row table:style-name="ro2">
          <table:table-cell/>
          <table:covered-table-cell/>
          <table:table-cell/>
          <table:table-cell table:style-name="Default" table:number-columns-repeated="7"/>
          <table:table-cell table:number-columns-repeated="3"/>
        </table:table-row>
        <table:table-row table:style-name="ro2">
          <table:table-cell/>
          <table:covered-table-cell/>
          <table:table-cell table:style-name="ce4" office:value-type="string" calcext:value-type="string" table:number-columns-spanned="1" table:number-rows-spanned="3">
            <text:p>temp hum season windspeed</text:p>
          </table:table-cell>
          <table:table-cell office:value-type="float" office:value="10" calcext:value-type="float">
            <text:p>10</text:p>
          </table:table-cell>
          <table:table-cell office:value-type="float" office:value="1.341873" calcext:value-type="float">
            <text:p>1,341873</text:p>
          </table:table-cell>
          <table:table-cell office:value-type="float" office:value="1.292843" calcext:value-type="float">
            <text:p>1,292843</text:p>
          </table:table-cell>
          <table:table-cell office:value-type="float" office:value="1.323817" calcext:value-type="float">
            <text:p>1,323817</text:p>
          </table:table-cell>
          <table:table-cell office:value-type="float" office:value="1.278073" calcext:value-type="float">
            <text:p>1,278073</text:p>
          </table:table-cell>
          <table:table-cell office:value-type="float" office:value="1.315241" calcext:value-type="float">
            <text:p>1,315241</text:p>
          </table:table-cell>
          <table:table-cell/>
          <table:table-cell table:formula="of:=AVERAGE([.E18:.I18])" office:value-type="float" office:value="1.3103694" calcext:value-type="float">
            <text:p>1,3103694</text:p>
          </table:table-cell>
          <table:table-cell table:number-columns-repeated="2"/>
        </table:table-row>
        <table:table-row table:style-name="ro2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table:style-name="Default" office:value-type="float" office:value="1.2511" calcext:value-type="float">
            <text:p>1,2511</text:p>
          </table:table-cell>
          <table:table-cell table:style-name="Default" office:value-type="float" office:value="1.2904" calcext:value-type="float">
            <text:p>1,2904</text:p>
          </table:table-cell>
          <table:table-cell table:style-name="Default" office:value-type="float" office:value="1.2519" calcext:value-type="float">
            <text:p>1,2519</text:p>
          </table:table-cell>
          <table:table-cell table:style-name="Default" office:value-type="float" office:value="1.3985" calcext:value-type="float">
            <text:p>1,3985</text:p>
          </table:table-cell>
          <table:table-cell table:style-name="Default" office:value-type="float" office:value="1.2072" calcext:value-type="float">
            <text:p>1,2072</text:p>
          </table:table-cell>
          <table:table-cell/>
          <table:table-cell table:formula="of:=AVERAGE([.E19:.I19])" office:value-type="float" office:value="1.27982" calcext:value-type="float">
            <text:p>1,27982</text:p>
          </table:table-cell>
          <table:table-cell table:number-columns-repeated="2"/>
        </table:table-row>
        <table:table-row table:style-name="ro2">
          <table:table-cell/>
          <table:covered-table-cell table:number-columns-repeated="2"/>
          <table:table-cell office:value-type="float" office:value="50" calcext:value-type="float">
            <text:p>50</text:p>
          </table:table-cell>
          <table:table-cell office:value-type="float" office:value="1.3197" calcext:value-type="float">
            <text:p>1,3197</text:p>
          </table:table-cell>
          <table:table-cell office:value-type="float" office:value="1.2527" calcext:value-type="float">
            <text:p>1,2527</text:p>
          </table:table-cell>
          <table:table-cell office:value-type="float" office:value="1.243" calcext:value-type="float">
            <text:p>1,243</text:p>
          </table:table-cell>
          <table:table-cell office:value-type="float" office:value="1.2086" calcext:value-type="float">
            <text:p>1,2086</text:p>
          </table:table-cell>
          <table:table-cell office:value-type="float" office:value="1.2368" calcext:value-type="float">
            <text:p>1,2368</text:p>
          </table:table-cell>
          <table:table-cell/>
          <table:table-cell table:formula="of:=AVERAGE([.E20:.I20])" office:value-type="float" office:value="1.25216" calcext:value-type="float">
            <text:p>1,25216</text:p>
          </table:table-cell>
          <table:table-cell table:number-columns-repeated="2"/>
        </table:table-row>
        <table:table-row table:style-name="ro2">
          <table:table-cell/>
          <table:covered-table-cell table:style-name="Default"/>
          <table:table-cell/>
          <table:table-cell table:style-name="Default" table:number-columns-repeated="8"/>
          <table:table-cell table:number-columns-repeated="2"/>
        </table:table-row>
        <table:table-row table:style-name="ro3">
          <table:table-cell/>
          <table:covered-table-cell table:style-name="Default"/>
          <table:table-cell table:style-name="ce4" office:value-type="string" calcext:value-type="string" table:number-columns-spanned="1" table:number-rows-spanned="3">
            <text:p>temp hum season windspeed month</text:p>
          </table:table-cell>
          <table:table-cell office:value-type="float" office:value="10" calcext:value-type="float">
            <text:p>10</text:p>
          </table:table-cell>
          <table:table-cell office:value-type="float" office:value="1.3419167" calcext:value-type="float">
            <text:p>1,3419167</text:p>
          </table:table-cell>
          <table:table-cell office:value-type="float" office:value="1.242336" calcext:value-type="float">
            <text:p>1,242336</text:p>
          </table:table-cell>
          <table:table-cell office:value-type="float" office:value="1.255456" calcext:value-type="float">
            <text:p>1,255456</text:p>
          </table:table-cell>
          <table:table-cell office:value-type="float" office:value="1.2026634" calcext:value-type="float">
            <text:p>1,2026634</text:p>
          </table:table-cell>
          <table:table-cell office:value-type="float" office:value="1.236027" calcext:value-type="float">
            <text:p>1,236027</text:p>
          </table:table-cell>
          <table:table-cell/>
          <table:table-cell table:formula="of:=AVERAGE([.E22:.I22])" office:value-type="float" office:value="1.25567982" calcext:value-type="float">
            <text:p>1,25567982</text:p>
          </table:table-cell>
          <table:table-cell table:number-columns-repeated="2"/>
        </table:table-row>
        <table:table-row table:style-name="ro3">
          <table:table-cell/>
          <table:covered-table-cell table:style-name="Default"/>
          <table:covered-table-cell/>
          <table:table-cell office:value-type="float" office:value="20" calcext:value-type="float">
            <text:p>20</text:p>
          </table:table-cell>
          <table:table-cell office:value-type="float" office:value="1.214" calcext:value-type="float">
            <text:p>1,214</text:p>
          </table:table-cell>
          <table:table-cell office:value-type="float" office:value="1.1621" calcext:value-type="float">
            <text:p>1,1621</text:p>
          </table:table-cell>
          <table:table-cell office:value-type="float" office:value="1.2255" calcext:value-type="float">
            <text:p>1,2255</text:p>
          </table:table-cell>
          <table:table-cell office:value-type="float" office:value="1.1421" calcext:value-type="float">
            <text:p>1,1421</text:p>
          </table:table-cell>
          <table:table-cell office:value-type="float" office:value="1.1792" calcext:value-type="float">
            <text:p>1,1792</text:p>
          </table:table-cell>
          <table:table-cell/>
          <table:table-cell table:formula="of:=AVERAGE([.E23:.I23])" office:value-type="float" office:value="1.18458" calcext:value-type="float">
            <text:p>1,18458</text:p>
          </table:table-cell>
          <table:table-cell table:number-columns-repeated="2"/>
        </table:table-row>
        <table:table-row table:style-name="ro3">
          <table:table-cell/>
          <table:covered-table-cell table:style-name="Default"/>
          <table:covered-table-cell/>
          <table:table-cell office:value-type="float" office:value="50" calcext:value-type="float">
            <text:p>50</text:p>
          </table:table-cell>
          <table:table-cell office:value-type="float" office:value="1.1594" calcext:value-type="float">
            <text:p>1,1594</text:p>
          </table:table-cell>
          <table:table-cell office:value-type="float" office:value="1.2279" calcext:value-type="float">
            <text:p>1,2279</text:p>
          </table:table-cell>
          <table:table-cell office:value-type="float" office:value="1.2641" calcext:value-type="float">
            <text:p>1,2641</text:p>
          </table:table-cell>
          <table:table-cell office:value-type="float" office:value="1.1313" calcext:value-type="float">
            <text:p>1,1313</text:p>
          </table:table-cell>
          <table:table-cell office:value-type="float" office:value="1.1697" calcext:value-type="float">
            <text:p>1,1697</text:p>
          </table:table-cell>
          <table:table-cell/>
          <table:table-cell table:formula="of:=AVERAGE([.E24:.I24])" office:value-type="float" office:value="1.19048" calcext:value-type="float">
            <text:p>1,19048</text:p>
          </table:table-cell>
          <table:table-cell table:number-columns-repeated="2"/>
        </table:table-row>
        <table:table-row table:style-name="ro2">
          <table:table-cell/>
          <table:covered-table-cell table:style-name="Default"/>
          <table:table-cell/>
          <table:table-cell table:style-name="Default" table:number-columns-repeated="8"/>
          <table:table-cell table:number-columns-repeated="2"/>
        </table:table-row>
        <table:table-row table:style-name="ro2">
          <table:table-cell/>
          <table:covered-table-cell table:style-name="Default"/>
          <table:table-cell table:style-name="ce4" office:value-type="string" calcext:value-type="string" table:number-columns-spanned="1" table:number-rows-spanned="3">
            <text:p>temp hum season windspeed month atemp</text:p>
          </table:table-cell>
          <table:table-cell office:value-type="float" office:value="10" calcext:value-type="float">
            <text:p>10</text:p>
          </table:table-cell>
          <table:table-cell office:value-type="float" office:value="1.272" calcext:value-type="float">
            <text:p>1,272</text:p>
          </table:table-cell>
          <table:table-cell office:value-type="float" office:value="1.336" calcext:value-type="float">
            <text:p>1,336</text:p>
          </table:table-cell>
          <table:table-cell office:value-type="float" office:value="1.21197" calcext:value-type="float">
            <text:p>1,21197</text:p>
          </table:table-cell>
          <table:table-cell office:value-type="float" office:value="1.151701" calcext:value-type="float">
            <text:p>1,151701</text:p>
          </table:table-cell>
          <table:table-cell office:value-type="float" office:value="1.197229" calcext:value-type="float">
            <text:p>1,197229</text:p>
          </table:table-cell>
          <table:table-cell/>
          <table:table-cell table:formula="of:=AVERAGE([.E26:.I26])" office:value-type="float" office:value="1.23378" calcext:value-type="float">
            <text:p>1,23378</text:p>
          </table:table-cell>
          <table:table-cell table:number-columns-repeated="2"/>
        </table:table-row>
        <table:table-row table:style-name="ro4">
          <table:table-cell/>
          <table:covered-table-cell table:style-name="Default"/>
          <table:covered-table-cell/>
          <table:table-cell office:value-type="float" office:value="20" calcext:value-type="float">
            <text:p>20</text:p>
          </table:table-cell>
          <table:table-cell office:value-type="float" office:value="1.2099" calcext:value-type="float">
            <text:p>1,2099</text:p>
          </table:table-cell>
          <table:table-cell office:value-type="float" office:value="1.2203" calcext:value-type="float">
            <text:p>1,2203</text:p>
          </table:table-cell>
          <table:table-cell office:value-type="float" office:value="1.2448" calcext:value-type="float">
            <text:p>1,2448</text:p>
          </table:table-cell>
          <table:table-cell office:value-type="float" office:value="1.4385" calcext:value-type="float">
            <text:p>1,4385</text:p>
          </table:table-cell>
          <table:table-cell office:value-type="float" office:value="1.1803" calcext:value-type="float">
            <text:p>1,1803</text:p>
          </table:table-cell>
          <table:table-cell/>
          <table:table-cell table:formula="of:=AVERAGE([.E27:.I27])" office:value-type="float" office:value="1.25876" calcext:value-type="float">
            <text:p>1,25876</text:p>
          </table:table-cell>
          <table:table-cell table:number-columns-repeated="2"/>
        </table:table-row>
        <table:table-row table:style-name="ro5">
          <table:table-cell/>
          <table:covered-table-cell table:style-name="Default"/>
          <table:covered-table-cell/>
          <table:table-cell office:value-type="float" office:value="50" calcext:value-type="float">
            <text:p>50</text:p>
          </table:table-cell>
          <table:table-cell office:value-type="float" office:value="1.1344" calcext:value-type="float">
            <text:p>1,1344</text:p>
          </table:table-cell>
          <table:table-cell office:value-type="float" office:value="1.1275" calcext:value-type="float">
            <text:p>1,1275</text:p>
          </table:table-cell>
          <table:table-cell office:value-type="float" office:value="1.1088" calcext:value-type="float">
            <text:p>1,1088</text:p>
          </table:table-cell>
          <table:table-cell office:value-type="float" office:value="1.2315" calcext:value-type="float">
            <text:p>1,2315</text:p>
          </table:table-cell>
          <table:table-cell office:value-type="float" office:value="1.1626" calcext:value-type="float">
            <text:p>1,1626</text:p>
          </table:table-cell>
          <table:table-cell/>
          <table:table-cell table:formula="of:=AVERAGE([.E28:.I28])" office:value-type="float" office:value="1.15296" calcext:value-type="float">
            <text:p>1,15296</text:p>
          </table:table-cell>
          <table:table-cell table:number-columns-repeated="2"/>
        </table:table-row>
        <table:table-row table:style-name="ro2">
          <table:table-cell/>
          <table:covered-table-cell table:style-name="Default"/>
          <table:table-cell/>
          <table:table-cell table:style-name="Default" table:number-columns-repeated="8"/>
          <table:table-cell table:number-columns-repeated="2"/>
        </table:table-row>
        <table:table-row table:style-name="ro6">
          <table:table-cell/>
          <table:covered-table-cell table:style-name="Default"/>
          <table:table-cell table:style-name="ce4" office:value-type="string" calcext:value-type="string" table:number-columns-spanned="1" table:number-rows-spanned="3">
            <text:p>temp hum season windspeed month atemp holiday</text:p>
          </table:table-cell>
          <table:table-cell office:value-type="float" office:value="10" calcext:value-type="float">
            <text:p>10</text:p>
          </table:table-cell>
          <table:table-cell office:value-type="float" office:value="1.265362" calcext:value-type="float">
            <text:p>1,265362</text:p>
          </table:table-cell>
          <table:table-cell office:value-type="float" office:value="1.27897" calcext:value-type="float">
            <text:p>1,27897</text:p>
          </table:table-cell>
          <table:table-cell office:value-type="float" office:value="1.335918" calcext:value-type="float">
            <text:p>1,335918</text:p>
          </table:table-cell>
          <table:table-cell office:value-type="float" office:value="1.222562" calcext:value-type="float">
            <text:p>1,222562</text:p>
          </table:table-cell>
          <table:table-cell office:value-type="float" office:value="1.200698" calcext:value-type="float">
            <text:p>1,200698</text:p>
          </table:table-cell>
          <table:table-cell/>
          <table:table-cell table:formula="of:=AVERAGE([.E30:.I30])" office:value-type="float" office:value="1.260702" calcext:value-type="float">
            <text:p>1,260702</text:p>
          </table:table-cell>
          <table:table-cell table:number-columns-repeated="2"/>
        </table:table-row>
        <table:table-row table:style-name="ro6">
          <table:table-cell/>
          <table:covered-table-cell table:style-name="Default"/>
          <table:covered-table-cell/>
          <table:table-cell office:value-type="float" office:value="20" calcext:value-type="float">
            <text:p>20</text:p>
          </table:table-cell>
          <table:table-cell office:value-type="float" office:value="1.2051" calcext:value-type="float">
            <text:p>1,2051</text:p>
          </table:table-cell>
          <table:table-cell office:value-type="float" office:value="1.1477" calcext:value-type="float">
            <text:p>1,1477</text:p>
          </table:table-cell>
          <table:table-cell office:value-type="float" office:value="1.2135" calcext:value-type="float">
            <text:p>1,2135</text:p>
          </table:table-cell>
          <table:table-cell office:value-type="float" office:value="1.3311" calcext:value-type="float">
            <text:p>1,3311</text:p>
          </table:table-cell>
          <table:table-cell office:value-type="float" office:value="1.3573" calcext:value-type="float">
            <text:p>1,3573</text:p>
          </table:table-cell>
          <table:table-cell/>
          <table:table-cell table:formula="of:=AVERAGE([.E31:.I31])" office:value-type="float" office:value="1.25094" calcext:value-type="float">
            <text:p>1,25094</text:p>
          </table:table-cell>
          <table:table-cell table:number-columns-repeated="2"/>
        </table:table-row>
        <table:table-row table:style-name="ro7">
          <table:table-cell/>
          <table:covered-table-cell table:style-name="Default"/>
          <table:covered-table-cell/>
          <table:table-cell office:value-type="float" office:value="50" calcext:value-type="float">
            <text:p>50</text:p>
          </table:table-cell>
          <table:table-cell office:value-type="float" office:value="1.1735" calcext:value-type="float">
            <text:p>1,1735</text:p>
          </table:table-cell>
          <table:table-cell office:value-type="float" office:value="1.83745" calcext:value-type="float">
            <text:p>1,83745</text:p>
          </table:table-cell>
          <table:table-cell office:value-type="float" office:value="1.092" calcext:value-type="float">
            <text:p>1,092</text:p>
          </table:table-cell>
          <table:table-cell office:value-type="float" office:value="1.1387" calcext:value-type="float">
            <text:p>1,1387</text:p>
          </table:table-cell>
          <table:table-cell office:value-type="float" office:value="1.3858" calcext:value-type="float">
            <text:p>1,3858</text:p>
          </table:table-cell>
          <table:table-cell/>
          <table:table-cell table:formula="of:=AVERAGE([.E32:.I32])" office:value-type="float" office:value="1.32549" calcext:value-type="float">
            <text:p>1,32549</text:p>
          </table:table-cell>
          <table:table-cell table:number-columns-repeated="2"/>
        </table:table-row>
      </table:table>
      <table:table table:name="MSE_PART_I_I_II" table:style-name="ta1">
        <table:table-column table:style-name="co6" table:default-cell-style-name="ce2"/>
        <table:table-column table:style-name="co6" table:default-cell-style-name="Default"/>
        <table:table-column table:style-name="co6" table:number-columns-repeated="8" table:default-cell-style-name="ce7"/>
        <table:table-row table:style-name="ro1">
          <table:table-cell table:style-name="Default"/>
          <table:table-cell/>
          <table:table-cell table:style-name="Default"/>
          <table:table-cell table:style-name="ce8" office:value-type="string" calcext:value-type="string" table:number-columns-spanned="5" table:number-rows-spanned="1">
            <text:p>MSE at ith training (order of 10e3)</text:p>
          </table:table-cell>
          <table:covered-table-cell table:number-columns-repeated="4"/>
          <table:table-cell table:number-columns-spanned="1" table:number-rows-spanned="3"/>
          <table:table-cell table:style-name="Default"/>
        </table:table-row>
        <table:table-row table:style-name="ro2">
          <table:table-cell table:style-name="Default"/>
          <table:table-cell table:number-columns-spanned="1" table:number-rows-spanned="2"/>
          <table:table-cell table:style-name="ce5" office:value-type="string" calcext:value-type="string" table:number-columns-spanned="1" table:number-rows-spanned="2">
            <text:p># hidden neurons</text:p>
          </table:table-cell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9" office:value-type="float" office:value="2" calcext:value-type="float" table:number-columns-spanned="1" table:number-rows-spanned="2">
            <text:p>2</text:p>
          </table:table-cell>
          <table:table-cell table:style-name="ce9" office:value-type="float" office:value="3" calcext:value-type="float" table:number-columns-spanned="1" table:number-rows-spanned="2">
            <text:p>3</text:p>
          </table:table-cell>
          <table:table-cell table:style-name="ce9" office:value-type="float" office:value="4" calcext:value-type="float" table:number-columns-spanned="1" table:number-rows-spanned="2">
            <text:p>4</text:p>
          </table:table-cell>
          <table:table-cell table:style-name="ce9" office:value-type="float" office:value="5" calcext:value-type="float" table:number-columns-spanned="1" table:number-rows-spanned="2">
            <text:p>5</text:p>
          </table:table-cell>
          <table:covered-table-cell table:style-name="ce9"/>
          <table:table-cell table:style-name="ce10" office:value-type="string" calcext:value-type="string" table:number-columns-spanned="1" table:number-rows-spanned="2">
            <text:p>mean MSE</text:p>
          </table:table-cell>
        </table:table-row>
        <table:table-row table:style-name="ro2">
          <table:table-cell table:style-name="Default"/>
          <table:covered-table-cell/>
          <table:covered-table-cell table:style-name="ce6"/>
          <table:covered-table-cell table:number-columns-repeated="7" table:style-name="ce9"/>
        </table:table-row>
        <table:table-row table:style-name="ro2">
          <table:table-cell table:style-name="Default"/>
          <table:table-cell/>
          <table:table-cell table:style-name="Default" table:number-columns-repeated="8"/>
        </table:table-row>
        <table:table-row table:style-name="ro2">
          <table:table-cell table:style-name="ce1" office:value-type="string" calcext:value-type="string" table:number-columns-spanned="1" table:number-rows-spanned="28">
            <text:p>best subset of features</text:p>
          </table:table-cell>
          <table:table-cell table:style-name="ce3" office:value-type="string" calcext:value-type="string" table:number-columns-spanned="1" table:number-rows-spanned="3">
            <text:p>hr</text:p>
          </table:table-cell>
          <table:table-cell office:value-type="float" office:value="10" calcext:value-type="float">
            <text:p>10</text:p>
          </table:table-cell>
          <table:table-cell office:value-type="float" office:value="17.26" calcext:value-type="float">
            <text:p>17,26</text:p>
          </table:table-cell>
          <table:table-cell office:value-type="float" office:value="16.41" calcext:value-type="float">
            <text:p>16,41</text:p>
          </table:table-cell>
          <table:table-cell office:value-type="float" office:value="17.27" calcext:value-type="float">
            <text:p>17,27</text:p>
          </table:table-cell>
          <table:table-cell office:value-type="float" office:value="17.26" calcext:value-type="float">
            <text:p>17,26</text:p>
          </table:table-cell>
          <table:table-cell office:value-type="float" office:value="17.25" calcext:value-type="float">
            <text:p>17,25</text:p>
          </table:table-cell>
          <table:table-cell/>
          <table:table-cell table:formula="of:=AVERAGE([.D5:.H5])" office:value-type="float" office:value="17.09" calcext:value-type="float">
            <text:p>17,09</text:p>
          </table:table-cell>
        </table:table-row>
        <table:table-row table:style-name="ro2"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16.4" calcext:value-type="float">
            <text:p>16,4</text:p>
          </table:table-cell>
          <table:table-cell office:value-type="float" office:value="16.41" calcext:value-type="float">
            <text:p>16,41</text:p>
          </table:table-cell>
          <table:table-cell office:value-type="float" office:value="16.415" calcext:value-type="float">
            <text:p>16,415</text:p>
          </table:table-cell>
          <table:table-cell table:number-columns-repeated="2" office:value-type="float" office:value="16.41" calcext:value-type="float">
            <text:p>16,41</text:p>
          </table:table-cell>
          <table:table-cell/>
          <table:table-cell table:formula="of:=AVERAGE([.D6:.H6])" office:value-type="float" office:value="16.409" calcext:value-type="float">
            <text:p>16,409</text:p>
          </table:table-cell>
        </table:table-row>
        <table:table-row table:style-name="ro2">
          <table:covered-table-cell table:number-columns-repeated="2"/>
          <table:table-cell office:value-type="float" office:value="50" calcext:value-type="float">
            <text:p>50</text:p>
          </table:table-cell>
          <table:table-cell office:value-type="float" office:value="16.43" calcext:value-type="float">
            <text:p>16,43</text:p>
          </table:table-cell>
          <table:table-cell table:number-columns-repeated="2" office:value-type="float" office:value="16.41" calcext:value-type="float">
            <text:p>16,41</text:p>
          </table:table-cell>
          <table:table-cell office:value-type="float" office:value="16.48" calcext:value-type="float">
            <text:p>16,48</text:p>
          </table:table-cell>
          <table:table-cell office:value-type="float" office:value="16.433" calcext:value-type="float">
            <text:p>16,433</text:p>
          </table:table-cell>
          <table:table-cell/>
          <table:table-cell table:formula="of:=AVERAGE([.D7:.H7])" office:value-type="float" office:value="16.4326" calcext:value-type="float">
            <text:p>16,4326</text:p>
          </table:table-cell>
        </table:table-row>
        <table:table-row table:style-name="ro2">
          <table:covered-table-cell table:style-name="Default"/>
          <table:table-cell/>
          <table:table-cell table:style-name="Default" table:number-columns-repeated="7"/>
          <table:table-cell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4">
            <text:p>hr temp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formula="of:=AVERAGE([.D9:.H9])" office:value-type="string" office:string-value="" calcext:value-type="error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11.674" calcext:value-type="float">
            <text:p>11,674</text:p>
          </table:table-cell>
          <table:table-cell office:value-type="float" office:value="11.627" calcext:value-type="float">
            <text:p>11,627</text:p>
          </table:table-cell>
          <table:table-cell office:value-type="float" office:value="11.599" calcext:value-type="float">
            <text:p>11,599</text:p>
          </table:table-cell>
          <table:table-cell office:value-type="float" office:value="11.663" calcext:value-type="float">
            <text:p>11,663</text:p>
          </table:table-cell>
          <table:table-cell office:value-type="float" office:value="11.628" calcext:value-type="float">
            <text:p>11,628</text:p>
          </table:table-cell>
          <table:table-cell/>
          <table:table-cell table:formula="of:=AVERAGE([.D10:.H10])" office:value-type="float" office:value="11.6382" calcext:value-type="float">
            <text:p>11,6382</text:p>
          </table:table-cell>
        </table:table-row>
        <table:table-row table:style-name="ro2">
          <table:covered-table-cell table:number-columns-repeated="2"/>
          <table:table-cell office:value-type="float" office:value="50" calcext:value-type="float">
            <text:p>50</text:p>
          </table:table-cell>
          <table:table-cell office:value-type="float" office:value="11.486" calcext:value-type="float">
            <text:p>11,486</text:p>
          </table:table-cell>
          <table:table-cell office:value-type="float" office:value="11.509" calcext:value-type="float">
            <text:p>11,509</text:p>
          </table:table-cell>
          <table:table-cell office:value-type="float" office:value="11.512" calcext:value-type="float">
            <text:p>11,512</text:p>
          </table:table-cell>
          <table:table-cell office:value-type="float" office:value="11.501" calcext:value-type="float">
            <text:p>11,501</text:p>
          </table:table-cell>
          <table:table-cell office:value-type="float" office:value="11.503" calcext:value-type="float">
            <text:p>11,503</text:p>
          </table:table-cell>
          <table:table-cell/>
          <table:table-cell table:formula="of:=AVERAGE([.D11:.H11])" office:value-type="float" office:value="11.5022" calcext:value-type="float">
            <text:p>11,5022</text:p>
          </table:table-cell>
        </table:table-row>
        <table:table-row table:style-name="ro2">
          <table:covered-table-cell table:number-columns-repeated="2"/>
          <table:table-cell table:number-columns-repeated="8"/>
        </table:table-row>
        <table:table-row table:style-name="ro2">
          <table:covered-table-cell/>
          <table:table-cell/>
          <table:table-cell table:style-name="Default" table:number-columns-repeated="7"/>
          <table:table-cell/>
        </table:table-row>
        <table:table-row table:style-name="ro2">
          <table:covered-table-cell/>
          <table:table-cell table:style-name="ce4" table:number-columns-spanned="1" table:number-rows-spanned="3"/>
          <table:table-cell office:value-type="float" office:value="10" calcext:value-type="float">
            <text:p>10</text:p>
          </table:table-cell>
          <table:table-cell table:number-columns-repeated="6"/>
          <table:table-cell table:formula="of:=AVERAGE([.D14:.H14])" office:value-type="string" office:string-value="" calcext:value-type="error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  <table:table-cell table:formula="of:=AVERAGE([.D15:.H15])" office:value-type="string" office:string-value="" calcext:value-type="error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50" calcext:value-type="float">
            <text:p>50</text:p>
          </table:table-cell>
          <table:table-cell table:number-columns-repeated="6"/>
          <table:table-cell table:formula="of:=AVERAGE([.D16:.H16])" office:value-type="string" office:string-value="" calcext:value-type="error">
            <text:p>#DIV/0!</text:p>
          </table:table-cell>
        </table:table-row>
        <table:table-row table:style-name="ro2">
          <table:covered-table-cell/>
          <table:table-cell/>
          <table:table-cell table:style-name="Default" table:number-columns-repeated="7"/>
          <table:table-cell/>
        </table:table-row>
        <table:table-row table:style-name="ro2">
          <table:covered-table-cell/>
          <table:table-cell table:style-name="ce4" table:number-columns-spanned="1" table:number-rows-spanned="3"/>
          <table:table-cell office:value-type="float" office:value="10" calcext:value-type="float">
            <text:p>10</text:p>
          </table:table-cell>
          <table:table-cell table:number-columns-repeated="6"/>
          <table:table-cell table:formula="of:=AVERAGE([.D18:.H18])" office:value-type="string" office:string-value="" calcext:value-type="error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5"/>
          <table:table-cell/>
          <table:table-cell table:formula="of:=AVERAGE([.D19:.H19])" office:value-type="string" office:string-value="" calcext:value-type="error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50" calcext:value-type="float">
            <text:p>50</text:p>
          </table:table-cell>
          <table:table-cell table:number-columns-repeated="6"/>
          <table:table-cell table:formula="of:=AVERAGE([.D20:.H20])" office:value-type="string" office:string-value="" calcext:value-type="error">
            <text:p>#DIV/0!</text:p>
          </table:table-cell>
        </table:table-row>
        <table:table-row table:style-name="ro2">
          <table:covered-table-cell table:style-name="Default"/>
          <table:table-cell/>
          <table:table-cell table:style-name="Default" table:number-columns-repeated="8"/>
        </table:table-row>
        <table:table-row table:style-name="ro2">
          <table:covered-table-cell table:style-name="Default"/>
          <table:table-cell table:style-name="ce4" table:number-columns-spanned="1" table:number-rows-spanned="3"/>
          <table:table-cell office:value-type="float" office:value="10" calcext:value-type="float">
            <text:p>10</text:p>
          </table:table-cell>
          <table:table-cell table:number-columns-repeated="6"/>
          <table:table-cell table:formula="of:=AVERAGE([.D22:.H22])" office:value-type="string" office:string-value="" calcext:value-type="error">
            <text:p>#DIV/0!</text:p>
          </table:table-cell>
        </table:table-row>
        <table:table-row table:style-name="ro2">
          <table:covered-table-cell table:style-name="Default"/>
          <table:covered-table-cell/>
          <table:table-cell office:value-type="float" office:value="20" calcext:value-type="float">
            <text:p>20</text:p>
          </table:table-cell>
          <table:table-cell table:number-columns-repeated="6"/>
          <table:table-cell table:formula="of:=AVERAGE([.D23:.H23])" office:value-type="string" office:string-value="" calcext:value-type="error">
            <text:p>#DIV/0!</text:p>
          </table:table-cell>
        </table:table-row>
        <table:table-row table:style-name="ro2">
          <table:covered-table-cell table:style-name="Default"/>
          <table:covered-table-cell/>
          <table:table-cell office:value-type="float" office:value="50" calcext:value-type="float">
            <text:p>50</text:p>
          </table:table-cell>
          <table:table-cell table:number-columns-repeated="6"/>
          <table:table-cell table:formula="of:=AVERAGE([.D24:.H24])" office:value-type="string" office:string-value="" calcext:value-type="error">
            <text:p>#DIV/0!</text:p>
          </table:table-cell>
        </table:table-row>
        <table:table-row table:style-name="ro2">
          <table:covered-table-cell table:style-name="Default"/>
          <table:table-cell/>
          <table:table-cell table:style-name="Default" table:number-columns-repeated="8"/>
        </table:table-row>
        <table:table-row table:style-name="ro2">
          <table:covered-table-cell table:style-name="Default"/>
          <table:table-cell table:style-name="ce4" table:number-columns-spanned="1" table:number-rows-spanned="3"/>
          <table:table-cell office:value-type="float" office:value="10" calcext:value-type="float">
            <text:p>10</text:p>
          </table:table-cell>
          <table:table-cell table:number-columns-repeated="6"/>
          <table:table-cell table:formula="of:=AVERAGE([.D26:.H26])" office:value-type="string" office:string-value="" calcext:value-type="error">
            <text:p>#DIV/0!</text:p>
          </table:table-cell>
        </table:table-row>
        <table:table-row table:style-name="ro2">
          <table:covered-table-cell table:style-name="Default"/>
          <table:covered-table-cell/>
          <table:table-cell office:value-type="float" office:value="20" calcext:value-type="float">
            <text:p>20</text:p>
          </table:table-cell>
          <table:table-cell table:number-columns-repeated="6"/>
          <table:table-cell table:formula="of:=AVERAGE([.D27:.H27])" office:value-type="string" office:string-value="" calcext:value-type="error">
            <text:p>#DIV/0!</text:p>
          </table:table-cell>
        </table:table-row>
        <table:table-row table:style-name="ro2">
          <table:covered-table-cell table:style-name="Default"/>
          <table:covered-table-cell/>
          <table:table-cell office:value-type="float" office:value="50" calcext:value-type="float">
            <text:p>50</text:p>
          </table:table-cell>
          <table:table-cell table:number-columns-repeated="6"/>
          <table:table-cell table:formula="of:=AVERAGE([.D28:.H28])" office:value-type="string" office:string-value="" calcext:value-type="error">
            <text:p>#DIV/0!</text:p>
          </table:table-cell>
        </table:table-row>
        <table:table-row table:style-name="ro2">
          <table:covered-table-cell table:style-name="Default"/>
          <table:table-cell/>
          <table:table-cell table:style-name="Default" table:number-columns-repeated="8"/>
        </table:table-row>
        <table:table-row table:style-name="ro2">
          <table:covered-table-cell table:style-name="Default"/>
          <table:table-cell table:style-name="ce4" table:number-columns-spanned="1" table:number-rows-spanned="3"/>
          <table:table-cell office:value-type="float" office:value="10" calcext:value-type="float">
            <text:p>10</text:p>
          </table:table-cell>
          <table:table-cell table:number-columns-repeated="6"/>
          <table:table-cell table:formula="of:=AVERAGE([.D30:.H30])" office:value-type="string" office:string-value="" calcext:value-type="error">
            <text:p>#DIV/0!</text:p>
          </table:table-cell>
        </table:table-row>
        <table:table-row table:style-name="ro2">
          <table:covered-table-cell table:style-name="Default"/>
          <table:covered-table-cell/>
          <table:table-cell office:value-type="float" office:value="20" calcext:value-type="float">
            <text:p>20</text:p>
          </table:table-cell>
          <table:table-cell table:number-columns-repeated="6"/>
          <table:table-cell table:formula="of:=AVERAGE([.D31:.H31])" office:value-type="string" office:string-value="" calcext:value-type="error">
            <text:p>#DIV/0!</text:p>
          </table:table-cell>
        </table:table-row>
        <table:table-row table:style-name="ro2">
          <table:covered-table-cell table:style-name="Default"/>
          <table:covered-table-cell/>
          <table:table-cell office:value-type="float" office:value="50" calcext:value-type="float">
            <text:p>50</text:p>
          </table:table-cell>
          <table:table-cell table:number-columns-repeated="6"/>
          <table:table-cell table:formula="of:=AVERAGE([.D32:.H32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 style:data-style-name="N2" text:time-value="11:01:47.189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4:56:48.588000000</meta:creation-date>
    <dc:date>2015-09-03T11:24:43.560000000</dc:date>
    <meta:editing-duration>PT3H37M57S</meta:editing-duration>
    <meta:editing-cycles>22</meta:editing-cycles>
    <meta:generator>LibreOffice/4.4.1.2$Windows_x86 LibreOffice_project/45e2de17089c24a1fa810c8f975a7171ba4cd432</meta:generator>
    <meta:document-statistic meta:table-count="2" meta:cell-count="244" meta:object-count="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8pt" fo:font-weight="bold" style:font-size-asian="13pt" style:font-size-complex="13pt"/>
    </style:style>
    <style:style style:name="ch3" style:family="chart">
      <style:chart-properties style:rotation-angle="0"/>
      <style:text-properties fo:font-size="16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5pt" fo:font-weight="bold" style:font-size-asian="10pt" style:font-size-complex="10pt"/>
    </style:style>
    <style:style style:name="ch5" style:family="chart">
      <style:chart-properties chart:symbol-type="automatic" chart:include-hidden-cells="fals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0pt" fo:font-weight="bold" style:font-size-asian="10pt" style:font-size-complex="10pt"/>
    </style:style>
    <style:style style:name="ch7" style:family="chart">
      <style:chart-properties style:rotation-angle="0"/>
      <style:text-properties fo:font-size="28pt" fo:font-weight="bold" style:font-size-asian="9pt" style:font-size-complex="9pt"/>
    </style:style>
    <style:style style:name="ch8" style:family="chart" style:data-style-name="N0">
      <style:chart-properties chart:display-label="true" chart:logarithmic="false" chart:minimum="1" chart:maximum="2.2" chart:origin="0" chart:interval-major="0.2" chart:reverse-direction="false" text:line-break="false" chart:link-data-style-to-source="true" chart:axis-position="0"/>
      <style:graphic-properties svg:stroke-color="#b3b3b3"/>
      <style:text-properties fo:font-size="15pt" fo:font-weight="bold" style:font-size-asian="10pt" style:font-size-complex="10pt"/>
    </style:style>
    <style:style style:name="ch9" style:family="chart">
      <style:chart-properties style:rotation-angle="90"/>
      <style:text-properties fo:font-size="40pt" fo:font-weight="bold" style:font-size-asian="9pt" style:font-size-complex="9pt"/>
    </style:style>
    <style:style style:name="ch10" style:family="chart">
      <style:graphic-properties draw:stroke="dash" draw:stroke-dash="Fine_20_Dashed" svg:stroke-width="0.1cm" svg:stroke-color="#b3b3b3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923cm" svg:height="16.762cm" xlink:href=".." xlink:type="simple" chart:class="chart:scatter" chart:style-name="ch1">
        <chart:title svg:x="0.748cm" svg:y="0.231cm" chart:style-name="ch2">
          <text:p>(mean) MSE values vs # features vs # hidden neurons</text:p>
        </chart:title>
        <chart:subtitle svg:x="11.834cm" svg:y="2.27cm" chart:style-name="ch3">
          <text:p>Lower is better</text:p>
        </chart:subtitle>
        <chart:legend svg:x="0cm" svg:y="0cm" style:legend-expansion="custom" chartooo:width="6.796cm" chartooo:height="2.386cm" style:legend-expansion-aspect-ratio="2.84828164291702" chart:style-name="ch4"/>
        <chart:plot-area chart:style-name="ch5" table:cell-range-address="MSE_PART_I_I_I.C5:MSE_PART_I_I_I.C5 MSE_PART_I_I_I.C9:MSE_PART_I_I_I.C9 MSE_PART_I_I_I.C14:MSE_PART_I_I_I.C14 MSE_PART_I_I_I.C18:MSE_PART_I_I_I.C18 MSE_PART_I_I_I.C22:MSE_PART_I_I_I.C22 MSE_PART_I_I_I.C26:MSE_PART_I_I_I.C26 MSE_PART_I_I_I.C30:MSE_PART_I_I_I.C30 MSE_PART_I_I_I.M4:MSE_PART_I_I_I.M6 MSE_PART_I_I_I.K5:MSE_PART_I_I_I.K7 MSE_PART_I_I_I.K9:MSE_PART_I_I_I.K11 MSE_PART_I_I_I.K14:MSE_PART_I_I_I.K16 MSE_PART_I_I_I.K18:MSE_PART_I_I_I.K20 MSE_PART_I_I_I.K22:MSE_PART_I_I_I.K24 MSE_PART_I_I_I.K26:MSE_PART_I_I_I.K28 MSE_PART_I_I_I.K30:MSE_PART_I_I_I.K32" chart:data-source-has-labels="both" svg:x="2.169cm" svg:y="3.46cm" svg:width="20.15cm" svg:height="11.696cm">
          <chartooo:coordinate-region svg:x="3.161cm" svg:y="3.752cm" svg:width="18.958cm" svg:height="10.36cm"/>
          <chart:axis chart:dimension="x" chart:name="primary-x" chart:style-name="ch6" chartooo:axis-type="auto">
            <chart:title svg:x="10.461cm" svg:y="15.085cm" chart:style-name="ch7">
              <text:p>#features</text:p>
            </chart:title>
            <chart:categories table:cell-range-address="MSE_PART_I_I_I.C5:MSE_PART_I_I_I.C5 MSE_PART_I_I_I.C9:MSE_PART_I_I_I.C9 MSE_PART_I_I_I.C14:MSE_PART_I_I_I.C14 MSE_PART_I_I_I.C18:MSE_PART_I_I_I.C18 MSE_PART_I_I_I.C22:MSE_PART_I_I_I.C22 MSE_PART_I_I_I.C26:MSE_PART_I_I_I.C26 MSE_PART_I_I_I.C30:MSE_PART_I_I_I.C30"/>
          </chart:axis>
          <chart:axis chart:dimension="y" chart:name="primary-y" chart:style-name="ch8">
            <chart:title svg:x="0cm" svg:y="12.115cm" chart:style-name="ch9">
              <text:p>MSE [10e6]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MSE_PART_I_I_I.K5:MSE_PART_I_I_I.K5 MSE_PART_I_I_I.K9:MSE_PART_I_I_I.K9 MSE_PART_I_I_I.K14:MSE_PART_I_I_I.K14 MSE_PART_I_I_I.K18:MSE_PART_I_I_I.K18 MSE_PART_I_I_I.K22:MSE_PART_I_I_I.K22 MSE_PART_I_I_I.K26:MSE_PART_I_I_I.K26 MSE_PART_I_I_I.K30:MSE_PART_I_I_I.K30" chart:label-cell-address="MSE_PART_I_I_I.M4:MSE_PART_I_I_I.M4" chart:class="chart:scatter">
            <chart:domain table:cell-range-address="MSE_PART_I_I_I.C5:MSE_PART_I_I_I.C5"/>
            <chart:data-point chart:repeated="7"/>
          </chart:series>
          <chart:series chart:style-name="ch13" chart:values-cell-range-address="MSE_PART_I_I_I.K6:MSE_PART_I_I_I.K6 MSE_PART_I_I_I.K10:MSE_PART_I_I_I.K10 MSE_PART_I_I_I.K15:MSE_PART_I_I_I.K15 MSE_PART_I_I_I.K19:MSE_PART_I_I_I.K19 MSE_PART_I_I_I.K23:MSE_PART_I_I_I.K23 MSE_PART_I_I_I.K27:MSE_PART_I_I_I.K27 MSE_PART_I_I_I.K31:MSE_PART_I_I_I.K31" chart:label-cell-address="MSE_PART_I_I_I.M5:MSE_PART_I_I_I.M5" chart:class="chart:scatter">
            <chart:data-point chart:repeated="7"/>
          </chart:series>
          <chart:series chart:style-name="ch14" chart:values-cell-range-address="MSE_PART_I_I_I.K7:MSE_PART_I_I_I.K7 MSE_PART_I_I_I.K11:MSE_PART_I_I_I.K11 MSE_PART_I_I_I.K16:MSE_PART_I_I_I.K16 MSE_PART_I_I_I.K20:MSE_PART_I_I_I.K20 MSE_PART_I_I_I.K24:MSE_PART_I_I_I.K24 MSE_PART_I_I_I.K28:MSE_PART_I_I_I.K28 MSE_PART_I_I_I.K32:MSE_PART_I_I_I.K32" chart:label-cell-address="MSE_PART_I_I_I.M6:MSE_PART_I_I_I.M6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</text:p>
                <draw:g>
                  <svg:desc>MSE_PART_I_I_I.C5:MSE_PART_I_I_I.C5 MSE_PART_I_I_I.C9:MSE_PART_I_I_I.C9 MSE_PART_I_I_I.C14:MSE_PART_I_I_I.C14 MSE_PART_I_I_I.C18:MSE_PART_I_I_I.C18 MSE_PART_I_I_I.C22:MSE_PART_I_I_I.C22 MSE_PART_I_I_I.C26:MSE_PART_I_I_I.C26 MSE_PART_I_I_I.C30:MSE_PART_I_I_I.C30</svg:desc>
                </draw:g>
              </table:table-cell>
              <table:table-cell office:value-type="string">
                <text:p>temp hum</text:p>
              </table:table-cell>
              <table:table-cell office:value-type="string">
                <text:p>temp hum season</text:p>
              </table:table-cell>
              <table:table-cell office:value-type="string">
                <text:p>temp hum season windspeed</text:p>
              </table:table-cell>
              <table:table-cell office:value-type="string">
                <text:p>temp hum season windspeed month</text:p>
              </table:table-cell>
              <table:table-cell office:value-type="string">
                <text:p>temp hum season windspeed month atemp</text:p>
              </table:table-cell>
              <table:table-cell office:value-type="string">
                <text:p>temp hum season windspeed month atemp holiday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MSE_PART_I_I_I.C5:MSE_PART_I_I_I.C5</svg:desc>
                </draw:g>
              </table:table-cell>
            </table:table-row>
            <table:table-row>
              <table:table-cell office:value-type="string">
                <text:p>10 hidden neurons</text:p>
                <draw:g>
                  <svg:desc>MSE_PART_I_I_I.M4:MSE_PART_I_I_I.M4</svg:desc>
                </draw:g>
              </table:table-cell>
              <table:table-cell office:value-type="float" office:value="2.03158">
                <text:p>2.03158</text:p>
                <draw:g>
                  <svg:desc>MSE_PART_I_I_I.K5:MSE_PART_I_I_I.K5 MSE_PART_I_I_I.K9:MSE_PART_I_I_I.K9 MSE_PART_I_I_I.K14:MSE_PART_I_I_I.K14 MSE_PART_I_I_I.K18:MSE_PART_I_I_I.K18 MSE_PART_I_I_I.K22:MSE_PART_I_I_I.K22 MSE_PART_I_I_I.K26:MSE_PART_I_I_I.K26 MSE_PART_I_I_I.K30:MSE_PART_I_I_I.K30</svg:desc>
                </draw:g>
              </table:table-cell>
              <table:table-cell office:value-type="float" office:value="1.588872">
                <text:p>1.588872</text:p>
              </table:table-cell>
              <table:table-cell office:value-type="float" office:value="1.3786124">
                <text:p>1.3786124</text:p>
              </table:table-cell>
              <table:table-cell office:value-type="float" office:value="1.3103694">
                <text:p>1.3103694</text:p>
              </table:table-cell>
              <table:table-cell office:value-type="float" office:value="1.25567982">
                <text:p>1.25567982</text:p>
              </table:table-cell>
              <table:table-cell office:value-type="float" office:value="1.23378">
                <text:p>1.23378</text:p>
              </table:table-cell>
              <table:table-cell office:value-type="float" office:value="1.260702">
                <text:p>1.260702</text:p>
              </table:table-cell>
            </table:table-row>
            <table:table-row>
              <table:table-cell office:value-type="string">
                <text:p>20 hidden neurons</text:p>
                <draw:g>
                  <svg:desc>MSE_PART_I_I_I.M5:MSE_PART_I_I_I.M5</svg:desc>
                </draw:g>
              </table:table-cell>
              <table:table-cell office:value-type="float" office:value="2.01308">
                <text:p>2.01308</text:p>
                <draw:g>
                  <svg:desc>MSE_PART_I_I_I.K6:MSE_PART_I_I_I.K6 MSE_PART_I_I_I.K10:MSE_PART_I_I_I.K10 MSE_PART_I_I_I.K15:MSE_PART_I_I_I.K15 MSE_PART_I_I_I.K19:MSE_PART_I_I_I.K19 MSE_PART_I_I_I.K23:MSE_PART_I_I_I.K23 MSE_PART_I_I_I.K27:MSE_PART_I_I_I.K27 MSE_PART_I_I_I.K31:MSE_PART_I_I_I.K31</svg:desc>
                </draw:g>
              </table:table-cell>
              <table:table-cell office:value-type="float" office:value="1.59194">
                <text:p>1.59194</text:p>
              </table:table-cell>
              <table:table-cell office:value-type="float" office:value="1.3354">
                <text:p>1.3354</text:p>
              </table:table-cell>
              <table:table-cell office:value-type="float" office:value="1.27982">
                <text:p>1.27982</text:p>
              </table:table-cell>
              <table:table-cell office:value-type="float" office:value="1.18458">
                <text:p>1.18458</text:p>
              </table:table-cell>
              <table:table-cell office:value-type="float" office:value="1.25876">
                <text:p>1.25876</text:p>
              </table:table-cell>
              <table:table-cell office:value-type="float" office:value="1.25094">
                <text:p>1.25094</text:p>
              </table:table-cell>
            </table:table-row>
            <table:table-row>
              <table:table-cell office:value-type="string">
                <text:p>50 hidden neurons</text:p>
                <draw:g>
                  <svg:desc>MSE_PART_I_I_I.M6:MSE_PART_I_I_I.M6</svg:desc>
                </draw:g>
              </table:table-cell>
              <table:table-cell office:value-type="float" office:value="2.06698">
                <text:p>2.06698</text:p>
                <draw:g>
                  <svg:desc>MSE_PART_I_I_I.K7:MSE_PART_I_I_I.K7 MSE_PART_I_I_I.K11:MSE_PART_I_I_I.K11 MSE_PART_I_I_I.K16:MSE_PART_I_I_I.K16 MSE_PART_I_I_I.K20:MSE_PART_I_I_I.K20 MSE_PART_I_I_I.K24:MSE_PART_I_I_I.K24 MSE_PART_I_I_I.K28:MSE_PART_I_I_I.K28 MSE_PART_I_I_I.K32:MSE_PART_I_I_I.K32</svg:desc>
                </draw:g>
              </table:table-cell>
              <table:table-cell office:value-type="float" office:value="1.99338">
                <text:p>1.99338</text:p>
              </table:table-cell>
              <table:table-cell office:value-type="float" office:value="1.28718">
                <text:p>1.28718</text:p>
              </table:table-cell>
              <table:table-cell office:value-type="float" office:value="1.25216">
                <text:p>1.25216</text:p>
              </table:table-cell>
              <table:table-cell office:value-type="float" office:value="1.19048">
                <text:p>1.19048</text:p>
              </table:table-cell>
              <table:table-cell office:value-type="float" office:value="1.15296">
                <text:p>1.15296</text:p>
              </table:table-cell>
              <table:table-cell office:value-type="float" office:value="1.32549">
                <text:p>1.325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